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21.657cm" fo:min-width="19.185cm" draw:shadow-offset-x="0cm" draw:shadow-offset-y="0cm" loext:shadow-blur="0cm"/>
    </style:style>
    <style:style style:name="gr2" style:family="graphic" style:parent-style-name="standard">
      <style:graphic-properties draw:fill="none" draw:fill-color="#eeeeee" draw:opacity="100%" draw:opacity-name="" draw:textarea-horizontal-align="justify" draw:textarea-vertical-align="middle" draw:auto-grow-height="false" fo:min-height="8.64cm" fo:min-width="14.423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702cm" fo:min-width="7.755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703cm" fo:min-width="12.835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702cm" fo:min-width="12.835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702cm" fo:min-width="4.263cm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card" svg:width="19.685cm" svg:height="21.90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name" svg:width="14.923cm" svg:height="8.89cm" svg:x="3.222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name" svg:width="8.255cm" svg:height="0.952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name" svg:width="13.335cm" svg:height="0.953cm" svg:x="4.175cm" svg:y="5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name" svg:width="13.335cm" svg:height="0.952cm" svg:x="4.175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name" svg:width="13.335cm" svg:height="0.953cm" svg:x="4.175cm" svg:y="8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name" svg:width="13.335cm" svg:height="0.952cm" svg:x="4.17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name" svg:width="4.763cm" svg:height="0.952cm" svg:x="12.747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nam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8T23:07:19.816000000</dc:date>
    <meta:editing-duration>PT42M36S</meta:editing-duration>
    <meta:editing-cycles>24</meta:editing-cycles>
    <meta:generator>LibreOffice/7.1.4.2$Windows_X86_64 LibreOffice_project/a529a4fab45b75fefc5b6226684193eb000654f6</meta:generator>
    <meta:document-statistic meta:object-count="8"/>
  </office:meta>
</office:document-meta>
</file>